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3cafb9" officeooo:paragraph-rsid="003cafb9"/>
    </style:style>
    <style:style style:name="P4" style:family="paragraph" style:parent-style-name="Text_20_body">
      <style:paragraph-properties fo:text-align="justify" style:justify-single-word="false"/>
      <style:text-properties officeooo:rsid="003d7414" officeooo:paragraph-rsid="003d7414"/>
    </style:style>
    <style:style style:name="P5" style:family="paragraph" style:parent-style-name="Text_20_body">
      <style:paragraph-properties fo:text-align="justify" style:justify-single-word="false"/>
      <style:text-properties officeooo:rsid="0040378f" officeooo:paragraph-rsid="0040378f"/>
    </style:style>
    <style:style style:name="P6" style:family="paragraph" style:parent-style-name="Text_20_body">
      <style:paragraph-properties fo:text-align="justify" style:justify-single-word="false"/>
      <style:text-properties officeooo:rsid="0041754e" officeooo:paragraph-rsid="0041754e"/>
    </style:style>
    <style:style style:name="P7" style:family="paragraph" style:parent-style-name="Text_20_body">
      <style:paragraph-properties fo:text-align="justify" style:justify-single-word="false"/>
      <style:text-properties officeooo:rsid="0041ea25" officeooo:paragraph-rsid="0041ea25"/>
    </style:style>
    <style:style style:name="P8" style:family="paragraph" style:parent-style-name="Text_20_body">
      <style:text-properties officeooo:paragraph-rsid="0047986a"/>
    </style:style>
    <style:style style:name="P9" style:family="paragraph" style:parent-style-name="Text_20_body">
      <style:paragraph-properties fo:text-align="justify" style:justify-single-word="false"/>
      <style:text-properties officeooo:rsid="0047986a" officeooo:paragraph-rsid="0047986a"/>
    </style:style>
    <style:style style:name="P10" style:family="paragraph" style:parent-style-name="Text_20_body">
      <style:text-properties officeooo:rsid="0053de50" officeooo:paragraph-rsid="0053de50"/>
    </style:style>
    <style:style style:name="P11" style:family="paragraph" style:parent-style-name="Text_20_body">
      <style:paragraph-properties fo:text-align="justify" style:justify-single-word="false"/>
      <style:text-properties officeooo:rsid="004a8447" officeooo:paragraph-rsid="0057f1cb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justify" style:justify-single-word="false" fo:break-before="page"/>
      <style:text-properties style:font-name="Liberation Serif3" fo:font-size="18.2000007629395pt" fo:font-weight="bold" officeooo:rsid="00562acf" officeooo:paragraph-rsid="00562acf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5" style:family="paragraph" style:parent-style-name="Heading_20_1">
      <style:paragraph-properties fo:break-before="page"/>
      <style:text-properties officeooo:paragraph-rsid="005bd9d6"/>
    </style:style>
    <style:style style:name="P16" style:family="paragraph" style:parent-style-name="Heading_20_1">
      <style:paragraph-properties fo:break-before="page"/>
      <style:text-properties officeooo:paragraph-rsid="005da851"/>
    </style:style>
    <style:style style:name="P17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57f1cb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18" style:family="paragraph" style:parent-style-name="Heading_20_3">
      <style:paragraph-properties fo:text-align="justify" style:justify-single-word="false"/>
      <style:text-properties style:font-name="Liberation Serif3" fo:font-size="14.1000003814697pt" fo:font-weight="bold" officeooo:rsid="0040378f" officeooo:paragraph-rsid="0040378f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P19" style:family="paragraph" style:parent-style-name="Heading_20_3">
      <style:paragraph-properties fo:text-align="justify" style:justify-single-word="false"/>
      <style:text-properties officeooo:rsid="00562acf" officeooo:paragraph-rsid="00562acf"/>
    </style:style>
    <style:style style:name="P20" style:family="paragraph" style:parent-style-name="Heading_20_4">
      <style:paragraph-properties fo:text-align="justify" style:justify-single-word="false"/>
      <style:text-properties officeooo:paragraph-rsid="0057f1cb"/>
    </style:style>
    <style:style style:name="P21" style:family="paragraph" style:parent-style-name="Heading_20_4">
      <style:paragraph-properties fo:text-align="justify" style:justify-single-word="false"/>
    </style:style>
    <style:style style:name="P22" style:family="paragraph" style:parent-style-name="Heading_20_4">
      <style:paragraph-properties fo:text-align="justify" style:justify-single-word="false"/>
      <style:text-properties officeooo:paragraph-rsid="005bd9d6"/>
    </style:style>
    <style:style style:name="P23" style:family="paragraph" style:parent-style-name="Heading_20_4">
      <style:paragraph-properties fo:text-align="justify" style:justify-single-word="false"/>
      <style:text-properties officeooo:paragraph-rsid="005da851"/>
    </style:style>
    <style:style style:name="P24" style:family="paragraph" style:parent-style-name="Heading_20_4">
      <style:paragraph-properties fo:break-before="page"/>
    </style:style>
    <style:style style:name="P25" style:family="paragraph" style:parent-style-name="Heading_20_4">
      <style:paragraph-properties fo:break-before="page"/>
      <style:text-properties officeooo:paragraph-rsid="005c2fa3"/>
    </style:style>
    <style:style style:name="P26" style:family="paragraph" style:parent-style-name="Heading_20_4">
      <style:text-properties officeooo:paragraph-rsid="005da851"/>
    </style:style>
    <style:style style:name="P27" style:family="paragraph" style:parent-style-name="Standard" style:list-style-name="L1">
      <style:paragraph-properties fo:text-align="justify" style:justify-single-word="false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5da851"/>
    </style:style>
    <style:style style:name="P31" style:family="paragraph" style:parent-style-name="Standard">
      <style:paragraph-properties fo:text-align="justify" style:justify-single-word="false"/>
      <style:text-properties style:font-name="Liberation Mono" fo:font-size="12pt" officeooo:paragraph-rsid="0057f1cb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officeooo:rsid="005da851" officeooo:paragraph-rsid="005da851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40378f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41ea25" officeooo:paragraph-rsid="0041ea25"/>
    </style:style>
    <style:style style:name="P35" style:family="paragraph" style:parent-style-name="Text_20_body">
      <style:paragraph-properties fo:text-align="justify" style:justify-single-word="false"/>
      <style:text-properties style:font-name="Liberation Mono" fo:font-size="12pt" officeooo:rsid="004a8447" officeooo:paragraph-rsid="0057f1cb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officeooo:rsid="003d7414" officeooo:paragraph-rsid="003d7414"/>
    </style:style>
    <style:style style:name="P37" style:family="paragraph" style:parent-style-name="Text_20_body">
      <style:paragraph-properties fo:text-align="justify" style:justify-single-word="false"/>
      <style:text-properties officeooo:rsid="003d7414" officeooo:paragraph-rsid="005bd9d6"/>
    </style:style>
    <style:style style:name="P38" style:family="paragraph" style:parent-style-name="Text_20_body">
      <style:paragraph-properties fo:text-align="justify" style:justify-single-word="false"/>
      <style:text-properties officeooo:rsid="003d7414" officeooo:paragraph-rsid="005da851"/>
    </style:style>
    <style:style style:name="P39" style:family="paragraph" style:parent-style-name="Text_20_body">
      <style:paragraph-properties fo:text-align="justify" style:justify-single-word="false"/>
      <style:text-properties officeooo:rsid="005adfe8" officeooo:paragraph-rsid="005adfe8"/>
    </style:style>
    <style:style style:name="P40" style:family="paragraph" style:parent-style-name="Text_20_body">
      <style:paragraph-properties fo:text-align="justify" style:justify-single-word="false"/>
      <style:text-properties officeooo:rsid="005adfe8" officeooo:paragraph-rsid="005c2fa3"/>
    </style:style>
    <style:style style:name="P41" style:family="paragraph" style:parent-style-name="Text_20_body">
      <style:paragraph-properties fo:text-align="justify" style:justify-single-word="false"/>
      <style:text-properties officeooo:rsid="005adfe8" officeooo:paragraph-rsid="005da851"/>
    </style:style>
    <style:style style:name="P42" style:family="paragraph" style:parent-style-name="Text_20_body">
      <style:paragraph-properties fo:text-align="justify" style:justify-single-word="false"/>
      <style:text-properties officeooo:rsid="005b3f45" officeooo:paragraph-rsid="005b3f45"/>
    </style:style>
    <style:style style:name="P43" style:family="paragraph" style:parent-style-name="Text_20_body">
      <style:paragraph-properties fo:text-align="justify" style:justify-single-word="false"/>
      <style:text-properties officeooo:rsid="005b3f45" officeooo:paragraph-rsid="005c2fa3"/>
    </style:style>
    <style:style style:name="P44" style:family="paragraph" style:parent-style-name="Text_20_body">
      <style:paragraph-properties fo:text-align="justify" style:justify-single-word="false"/>
      <style:text-properties officeooo:rsid="005b3f45" officeooo:paragraph-rsid="005da851"/>
    </style:style>
    <style:style style:name="P45" style:family="paragraph" style:parent-style-name="Text_20_body">
      <style:paragraph-properties fo:text-align="justify" style:justify-single-word="false"/>
      <style:text-properties officeooo:rsid="003cafb9" officeooo:paragraph-rsid="005bd9d6"/>
    </style:style>
    <style:style style:name="P46" style:family="paragraph" style:parent-style-name="Text_20_body">
      <style:paragraph-properties fo:text-align="justify" style:justify-single-word="false"/>
      <style:text-properties officeooo:rsid="003cafb9" officeooo:paragraph-rsid="005da851"/>
    </style:style>
    <style:style style:name="P47" style:family="paragraph" style:parent-style-name="Text_20_body">
      <style:paragraph-properties fo:text-align="justify" style:justify-single-word="false"/>
      <style:text-properties officeooo:rsid="005bd9d6" officeooo:paragraph-rsid="005bd9d6"/>
    </style:style>
    <style:style style:name="P48" style:family="paragraph" style:parent-style-name="Text_20_body">
      <style:paragraph-properties fo:text-align="justify" style:justify-single-word="false"/>
      <style:text-properties officeooo:rsid="005da851" officeooo:paragraph-rsid="005da851"/>
    </style:style>
    <style:style style:name="P49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P50" style:family="paragraph">
      <style:text-properties fo:font-size="9pt"/>
    </style:style>
    <style:style style:name="T1" style:family="text">
      <style:text-properties officeooo:rsid="005597db"/>
    </style:style>
    <style:style style:name="T2" style:family="text">
      <style:text-properties officeooo:rsid="003bf31b"/>
    </style:style>
    <style:style style:name="T3" style:family="text">
      <style:text-properties officeooo:rsid="0042ee04"/>
    </style:style>
    <style:style style:name="T4" style:family="text">
      <style:text-properties officeooo:rsid="0047986a"/>
    </style:style>
    <style:style style:name="T5" style:family="text">
      <style:text-properties officeooo:rsid="0049083a"/>
    </style:style>
    <style:style style:name="T6" style:family="text">
      <style:text-properties officeooo:rsid="004b355a"/>
    </style:style>
    <style:style style:name="T7" style:family="text">
      <style:text-properties officeooo:rsid="004cbe92"/>
    </style:style>
    <style:style style:name="T8" style:family="text">
      <style:text-properties officeooo:rsid="00506b8c"/>
    </style:style>
    <style:style style:name="T9" style:family="text">
      <style:text-properties officeooo:rsid="0050967b"/>
    </style:style>
    <style:style style:name="T10" style:family="text">
      <style:text-properties officeooo:rsid="0053de50"/>
    </style:style>
    <style:style style:name="T11" style:family="text">
      <style:text-properties officeooo:rsid="0040378f"/>
    </style:style>
    <style:style style:name="T12" style:family="text">
      <style:text-properties officeooo:rsid="005bd9d6"/>
    </style:style>
    <style:style style:name="T13" style:family="text">
      <style:text-properties officeooo:rsid="005c2fa3"/>
    </style:style>
    <style:style style:name="T14" style:family="text">
      <style:text-properties officeooo:rsid="005da851"/>
    </style:style>
    <style:style style:name="T15" style:family="text">
      <style:text-properties officeooo:rsid="005ef72d"/>
    </style:style>
    <style:style style:name="T16" style:family="text">
      <style:text-properties officeooo:rsid="0061e999"/>
    </style:style>
    <style:style style:name="T17" style:family="text">
      <style:text-properties officeooo:rsid="006373c9"/>
    </style:style>
    <style:style style:name="T18" style:family="text">
      <style:text-properties fo:color="#000000" loext:opacity="100%" style:font-name="Liberation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9" style:family="text">
      <style:text-properties fo:color="#3d7b7b" loext:opacity="100%" style:font-name="Liberation Mono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20" style:family="text">
      <style:text-properties fo:color="#666666" loext:opacity="100%" style:font-name="Liberation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1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22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3" style:family="text">
      <style:text-properties fo:color="#0000ff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4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25" style:family="text">
      <style:text-properties fo:color="#aa22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26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7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8" style:family="text">
      <style:text-properties fo:color="#008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82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.2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9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25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.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7.89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8.27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7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2"><text:a xlink:type="simple" xlink:href="#__RefHeading___Toc233_1919553838" text:style-name="Index_20_Link" text:visited-style-name="Index_20_Link">Verwendung<text:tab/>2</text:a></text:p>
          <text:p text:style-name="P13"><text:a xlink:type="simple" xlink:href="#__RefHeading___Toc743_772423547" text:style-name="Index_20_Link" text:visited-style-name="Index_20_Link">Die Funktionen<text:tab/>2</text:a></text:p>
          <text:p text:style-name="P13"><text:a xlink:type="simple" xlink:href="#__RefHeading___Toc741_772423547" text:style-name="Index_20_Link" text:visited-style-name="Index_20_Link">Die Priorität<text:tab/>2</text:a></text:p>
          <text:p text:style-name="P13"><text:a xlink:type="simple" xlink:href="#__RefHeading___Toc745_772423547" text:style-name="Index_20_Link" text:visited-style-name="Index_20_Link">Die Installation<text:tab/>2</text:a></text:p>
          <text:p text:style-name="P12"><text:a xlink:type="simple" xlink:href="#__RefHeading___Toc747_772423547" text:style-name="Index_20_Link" text:visited-style-name="Index_20_Link">Beispiel: Gebäude einzeln stoppen<text:tab/>3</text:a></text:p>
          <text:p text:style-name="P12"><text:a xlink:type="simple" xlink:href="#__RefHeading___Toc747_7724235471" text:style-name="Index_20_Link" text:visited-style-name="Index_20_Link">Beispiel: Ausbaustufen abreißen<text:tab/>5</text:a></text:p>
          <text:p text:style-name="P12"><text:a xlink:type="simple" xlink:href="#__RefHeading___Toc747_77242354711" text:style-name="Index_20_Link" text:visited-style-name="Index_20_Link">Beispiel: Söldner in der Burg<text:tab/>7</text:a></text:p>
        </text:index-body>
      </text:table-of-content>
      <text:p text:style-name="P2"/>
      <text:p text:style-name="P2"/>
      <text:h text:style-name="P14" text:outline-level="1"><text:bookmark-start text:name="__RefHeading___Toc233_1919553838"/>Verwendung<text:bookmark-end text:name="__RefHeading___Toc233_1919553838"/></text:h>
      <text:p text:style-name="P5">Das Gebäudemenü wurde erweitert. Es können nun 6 weitere Buttons platziert werden. Diese Buttons können <text:span text:style-name="T8">Kosten anzeigen.</text:span></text:p>
      <text:p text:style-name="P11">Du kannst Buttons nur im lokalen Skript erstellen!</text:p>
      <text:h text:style-name="P17" text:outline-level="3"><text:bookmark-start text:name="__RefHeading___Toc743_772423547"/>Die Funktionen<text:bookmark-end text:name="__RefHeading___Toc743_772423547"/></text:h>
      <text:p text:style-name="Standard">Du kannst Buttons mit den entsprechenden Funktionen anlegen.</text:p>
      <text:h text:style-name="P20" text:outline-level="4">Allgemeine Buttons</text:h>
      <text:p text:style-name="P31">API.AddBuildingButton</text:p>
      <text:p text:style-name="P31">API.AddBuildingButtonAtPosition</text:p>
      <text:h text:style-name="P20" text:outline-level="4">Typgebundene Buttons</text:h>
      <text:p text:style-name="P31">API.AddBuildingButtonByType</text:p>
      <text:p text:style-name="P31">API.AddBuildingButtonByTypeAtPosition</text:p>
      <text:h text:style-name="P20" text:outline-level="4">Namensgebundene Buttons</text:h>
      <text:p text:style-name="P31">API.AddBuildingButtonByEntity</text:p>
      <text:p text:style-name="P35">API.AddBuildingButtonByEntityAtPosition</text:p>
      <text:h text:style-name="P18" text:outline-level="3"><text:bookmark-start text:name="__RefHeading___Toc741_772423547"/>Die Priorität<text:bookmark-end text:name="__RefHeading___Toc741_772423547"/></text:h>
      <text:p text:style-name="P5">Gebäudeschalter <text:span text:style-name="T8">werden</text:span> an eine vorgegebene Position angebracht oder frei platziert.</text:p>
      <text:p text:style-name="Standard">Es gibt 3 Ebenen der Priorität.</text:p>
      <text:p text:style-name="P10">Buttons werden entsprechen der Priorität bis maximal 6 Stück eingeblendet.</text:p>
      <text:p text:style-name="P8">Es gibt allgemeine Buttons, <text:span text:style-name="T4">typgebundene</text:span> Buttons und <text:span text:style-name="T4">namensgebundene</text:span> Buttons.</text:p>
      <text:list text:style-name="L1">
        <text:list-item>
          <text:p text:style-name="P27">Allgemeine Buttons haben die niedrigste Priorität.</text:p>
        </text:list-item>
        <text:list-item>
          <text:p text:style-name="P27"><text:span text:style-name="T4">Typgebundene</text:span> Buttons <text:span text:style-name="T10">kommen vor </text:span>allgemeine<text:span text:style-name="T9">n</text:span> Buttons.</text:p>
        </text:list-item>
        <text:list-item>
          <text:p text:style-name="P33"><text:span text:style-name="T4">Namensgebundene Buttons</text:span><text:span text:style-name="T11"> </text:span><text:span text:style-name="T10">kommen vor</text:span><text:span text:style-name="T9"> alle</text:span><text:span text:style-name="T10">n</text:span><text:span text:style-name="T11"> anderen Arten.</text:span></text:p>
        </text:list-item>
      </text:list>
      <text:h text:style-name="P19" text:outline-level="3"><text:bookmark-start text:name="__RefHeading___Toc745_772423547"/>Die Installation<text:bookmark-end text:name="__RefHeading___Toc745_772423547"/></text:h>
      <text:p text:style-name="P6">Buttons werden durch den Aufruf der entsprechenden Funktion angelegt.</text:p>
      <text:p text:style-name="P7"><draw:frame text:anchor-type="paragraph" draw:z-index="3" draw:name="Form1_3" draw:style-name="gr1" draw:text-style-name="P49" svg:width="16.908cm" svg:height="1.828cm" svg:x="0.034cm" svg:y="-0.058cm"><draw:text-box><text:p><text:span text:style-name="T22">API.AddBuildingButton(</text:span></text:p><text:p><text:span text:style-name="T22"><text:s text:c="4"/></text:span><text:span text:style-name="T22">ButtonActionFunction,</text:span></text:p><text:p><text:span text:style-name="T22"><text:s text:c="4"/></text:span><text:span text:style-name="T22">ButtonTooltipFunction,</text:span></text:p><text:p><text:span text:style-name="T22"><text:s text:c="4"/></text:span><text:span text:style-name="T22">ButtonUpdateFunction</text:span></text:p><text:p><text:span text:style-name="T22">);</text:span></text:p></draw:text-box></draw:frame>Ein Button benötigt immer 3 Funktionen.</text:p>
      <text:list text:style-name="L2">
        <text:list-item>
          <text:p text:style-name="P28">Eine Funktion, die beim Klick ausgelöst wird.</text:p>
        </text:list-item>
        <text:list-item>
          <text:p text:style-name="P28">Eine Funktion, die <text:span text:style-name="T4">den angezeigten Text</text:span> des Tooltip steuert.</text:p>
        </text:list-item>
        <text:list-item>
          <text:p text:style-name="P34">Eine Funktion, die Sichtbarkeit und Icon des Button steuert.</text:p>
        </text:list-item>
      </text:list>
      <text:p text:style-name="Standard">Jede dieser Funktionen erhält <text:span text:style-name="T4">2 </text:span>Parameter.</text:p>
      <text:p text:style-name="Standard"><text:span text:style-name="T4">Die</text:span> Widget-ID <text:span text:style-name="T4">identifiziert den Button.</text:span></text:p>
      <text:p text:style-name="P9">Die Entity-ID identifiziert das Gebäude.</text:p>
      <text:h text:style-name="Heading_20_1" text:outline-level="1"><text:bookmark-start text:name="__RefHeading___Toc747_772423547"/><text:soft-page-break/>Beispiel: <text:span text:style-name="T17">Gebäude einzeln stoppen</text:span><text:bookmark-end text:name="__RefHeading___Toc747_772423547"/></text:h>
      <text:p text:style-name="P3">Das individuelle Stoppen von Gebäuden ist ein beliebtes Feature. Ein Rohstoffgebäude oder ein Stadtgebäude <text:span text:style-name="T5">kann</text:span> einzeln angehalten werden. Dieses Beispiel behandelt die Implementation. <text:span text:style-name="T6">Die Funktionen werden wie </text:span><text:span text:style-name="T7">zuvor </text:span><text:span text:style-name="T6">beschrieben </text:span><text:span text:style-name="T7">verwendet</text:span><text:span text:style-name="T6">.</text:span></text:p>
      <text:h text:style-name="P21" text:outline-level="4">Action-Funktion</text:h>
      <text:p text:style-name="P3">Dies ist die Funktion, die beim Klick auf den Button ausgeführt wird.</text:p>
      <text:h text:style-name="P21" text:outline-level="4"><draw:frame text:anchor-type="paragraph" draw:z-index="0" draw:name="Form1_1" draw:style-name="gr5" draw:text-style-name="P49" svg:width="16.908cm" svg:height="2.181cm" svg:x="0.034cm" svg:y="-0.243cm"><draw:text-box><text:p><text:span text:style-name="T21">function</text:span><text:span text:style-name="T22"> </text:span><text:span text:style-name="T23">BuildingSingleStop_Action</text:span><text:span text:style-name="T22">(_WidgetID, _EntityID)</text:span></text:p><text:p><text:span text:style-name="T22"><text:s text:c="4"/></text:span><text:span text:style-name="T24">-- Den Gestoppt-Status abfragen</text:span></text:p><text:p><text:span text:style-name="T22"><text:s text:c="4"/></text:span><text:span text:style-name="T21">local</text:span><text:span text:style-name="T22"> IsStopped </text:span><text:span text:style-name="T26">=</text:span><text:span text:style-name="T22"> Logic.IsBuildingStopped(_EntityID);</text:span></text:p><text:p><text:span text:style-name="T22"><text:s text:c="4"/></text:span><text:span text:style-name="T24">-- Den Gestoppt-Status ins Gegenteil umkehren</text:span></text:p><text:p><text:span text:style-name="T22"><text:s text:c="4"/></text:span><text:span text:style-name="T22">GUI.SetStoppedState(_EntityID, </text:span><text:span text:style-name="T25">not</text:span><text:span text:style-name="T22"> IsStopped);</text:span></text:p><text:p><text:span text:style-name="T21">end</text:span></text:p></draw:text-box></draw:frame>Tooltip-Funktion</text:h>
      <text:p text:style-name="P4">Dies ist die Funktion, die den <text:span text:style-name="T3">Tooltip</text:span> Text anzeigt.</text:p>
      <text:h text:style-name="P21" text:outline-level="4"><draw:frame text:anchor-type="paragraph" draw:z-index="1" draw:name="Form1_0" draw:style-name="gr8" draw:text-style-name="P49" svg:width="16.908cm" svg:height="5.76cm" svg:x="0.034cm" svg:y="-0.217cm"><draw:text-box><text:p><text:span text:style-name="T21">function</text:span><text:span text:style-name="T22"> </text:span><text:span text:style-name="T23">BuildingSingleStop_Tooltip</text:span><text:span text:style-name="T22">(_WidgetID, _EntityID)</text:span></text:p><text:p><text:span text:style-name="T22"><text:s text:c="4"/></text:span><text:span text:style-name="T24">-- Wir zeigen im Regelfall den Text für "Produktion anhalten" an.</text:span></text:p><text:p><text:span text:style-name="T22"><text:s text:c="4"/></text:span><text:span text:style-name="T21">local</text:span><text:span text:style-name="T22"> Title </text:span><text:span text:style-name="T26">=</text:span><text:span text:style-name="T22"> </text:span><text:span text:style-name="T27">"Produktion anhalten"</text:span><text:span text:style-name="T22">;</text:span></text:p><text:p><text:span text:style-name="T22"><text:s text:c="4"/></text:span><text:span text:style-name="T21">local</text:span><text:span text:style-name="T22"> Text <text:s/></text:span><text:span text:style-name="T26">=</text:span><text:span text:style-name="T22"> </text:span><text:span text:style-name="T27">"- Gebäude produziert keine Waren {cr}- Siedler "</text:span><text:span text:style-name="T26">..</text:span></text:p><text:p><text:span text:style-name="T22"><text:s text:c="18"/></text:span><text:span text:style-name="T27">" verbrauchen keine Güter {cr}- Bedürfnisse müssen "</text:span><text:span text:style-name="T26">..</text:span></text:p><text:p><text:span text:style-name="T22"><text:s text:c="18"/></text:span><text:span text:style-name="T27">" nicht erfüllt werden"</text:span><text:span text:style-name="T22">;</text:span></text:p><text:p><text:span text:style-name="T22"><text:s text:c="4"/></text:span><text:span text:style-name="T24">-- Wenn das Gebäude gestoppt ist, wollen wir den Text für "Produktion</text:span></text:p><text:p><text:span text:style-name="T22"><text:s text:c="4"/></text:span><text:span text:style-name="T24">-- fortführen" anzeigen.</text:span></text:p><text:p><text:span text:style-name="T22"><text:s text:c="4"/></text:span><text:span text:style-name="T21">if</text:span><text:span text:style-name="T22"> Logic.IsBuildingStopped(_EntityID) </text:span><text:span text:style-name="T21">then</text:span></text:p><text:p><text:span text:style-name="T22"><text:s text:c="8"/></text:span><text:span text:style-name="T22">Title </text:span><text:span text:style-name="T26">=</text:span><text:span text:style-name="T22"> </text:span><text:span text:style-name="T27">"Produktion fortführen"</text:span><text:span text:style-name="T22">;</text:span></text:p><text:p><text:span text:style-name="T22"><text:s text:c="8"/></text:span><text:span text:style-name="T22">Text <text:s/></text:span><text:span text:style-name="T26">=</text:span><text:span text:style-name="T22"> </text:span><text:span text:style-name="T27">"- Gebäude produziert Waren {cr}- Siedler verbrauchen"</text:span><text:span text:style-name="T26">..</text:span></text:p><text:p><text:span text:style-name="T22"><text:s text:c="16"/></text:span><text:span text:style-name="T27">" Güter {cr}- Bedürfnisse müssen erfüllt werden"</text:span><text:span text:style-name="T22">;</text:span></text:p><text:p><text:span text:style-name="T22"><text:s text:c="4"/></text:span><text:span text:style-name="T21">end</text:span></text:p><text:p><text:span text:style-name="T22"><text:s text:c="4"/></text:span><text:span text:style-name="T24">-- Texte an die Tooltip-Funktion übergeben</text:span></text:p><text:p><text:span text:style-name="T22"><text:s text:c="4"/></text:span><text:span text:style-name="T22">API.SetTooltipCosts(Title, Text);</text:span></text:p><text:p><text:span text:style-name="T21">end</text:span></text:p></draw:text-box></draw:frame>Update-Funktion</text:h>
      <text:p text:style-name="P4"><draw:frame text:anchor-type="paragraph" draw:z-index="2" draw:name="Form1_2" draw:style-name="gr7" draw:text-style-name="P49" svg:width="16.908cm" svg:height="8.279cm" svg:x="0.034cm" svg:y="0.534cm"><draw:text-box><text:p><text:span text:style-name="T21">function</text:span><text:span text:style-name="T22"> </text:span><text:span text:style-name="T23">BuildingSingleStop_Update</text:span><text:span text:style-name="T22">(_WidgetID, _EntityID)</text:span></text:p><text:p><text:span text:style-name="T22"><text:s text:c="4"/></text:span><text:span text:style-name="T24">-- Unter diesen Umständen darf der Button nicht zu sehen sein</text:span></text:p><text:p><text:span text:style-name="T22"><text:s text:c="4"/></text:span><text:span text:style-name="T21">if</text:span><text:span text:style-name="T22"> (Logic.IsEntityInCategory(_EntityID, EntityCategories.OuterRimBuilding) </text:span><text:span text:style-name="T26">==</text:span><text:span text:style-name="T22"> </text:span><text:span text:style-name="T26">0</text:span></text:p><text:p><text:span text:style-name="T22"><text:s text:c="8"/></text:span><text:span text:style-name="T25">and</text:span><text:span text:style-name="T22"> Logic.IsEntityInCategory(_EntityID, EntityCategories.CityBuilding) </text:span><text:span text:style-name="T26">==</text:span><text:span text:style-name="T22"> </text:span><text:span text:style-name="T26">0</text:span><text:span text:style-name="T22">)</text:span></text:p><text:p><text:span text:style-name="T22"><text:s text:c="4"/></text:span><text:span text:style-name="T25">or</text:span><text:span text:style-name="T22"> Logic.IsConstructionComplete(_EntityID) </text:span><text:span text:style-name="T26">==</text:span><text:span text:style-name="T22"> </text:span><text:span text:style-name="T26">0</text:span><text:span text:style-name="T22"> </text:span><text:span text:style-name="T21">then</text:span></text:p><text:p><text:span text:style-name="T22"><text:s text:c="8"/></text:span><text:span text:style-name="T22">XGUIEng.ShowWidget(_WidgetID, </text:span><text:span text:style-name="T26">0</text:span><text:span text:style-name="T22">);</text:span></text:p><text:p><text:span text:style-name="T22"><text:s text:c="4"/></text:span><text:span text:style-name="T21">else</text:span></text:p><text:p><text:span text:style-name="T22"><text:s text:c="8"/></text:span><text:span text:style-name="T22">XGUIEng.ShowWidget(_WidgetID, </text:span><text:span text:style-name="T26">1</text:span><text:span text:style-name="T22">);</text:span></text:p><text:p><text:span text:style-name="T22"><text:s text:c="4"/></text:span><text:span text:style-name="T21">end</text:span></text:p><text:p><text:span text:style-name="T22"><text:s text:c="4"/></text:span><text:span text:style-name="T24">-- Unter diesen Umständen darf der Button nicht klickbar sein</text:span></text:p><text:p><text:span text:style-name="T22"><text:s text:c="4"/></text:span><text:span text:style-name="T21">if</text:span><text:span text:style-name="T22"> Logic.IsBuildingBeingUpgraded(_EntityID)</text:span></text:p><text:p><text:span text:style-name="T22"><text:s text:c="4"/></text:span><text:span text:style-name="T25">or</text:span><text:span text:style-name="T22"> Logic.IsBuildingBeingKnockedDown(_EntityID)</text:span></text:p><text:p><text:span text:style-name="T22"><text:s text:c="4"/></text:span><text:span text:style-name="T25">or</text:span><text:span text:style-name="T22"> Logic.IsBurning(_EntityID) </text:span><text:span text:style-name="T21">then</text:span></text:p><text:p><text:span text:style-name="T22"><text:s text:c="8"/></text:span><text:span text:style-name="T22">XGUIEng.DisableButton(_WidgetID, </text:span><text:span text:style-name="T26">1</text:span><text:span text:style-name="T22">);</text:span></text:p><text:p><text:span text:style-name="T22"><text:s text:c="4"/></text:span><text:span text:style-name="T21">else</text:span></text:p><text:p><text:span text:style-name="T22"><text:s text:c="8"/></text:span><text:span text:style-name="T22">XGUIEng.DisableButton(_WidgetID, </text:span><text:span text:style-name="T26">0</text:span><text:span text:style-name="T22">);</text:span></text:p><text:p><text:span text:style-name="T22"><text:s text:c="4"/></text:span><text:span text:style-name="T21">end</text:span></text:p><text:p><text:span text:style-name="T22"><text:s text:c="4"/></text:span><text:span text:style-name="T24">-- Icon setzen</text:span></text:p><text:p><text:span text:style-name="T22"><text:s text:c="4"/></text:span><text:span text:style-name="T22">SetIcon(_WidgetID, {</text:span><text:span text:style-name="T26">4</text:span><text:span text:style-name="T22">, </text:span><text:span text:style-name="T26">13</text:span><text:span text:style-name="T22">});</text:span></text:p><text:p><text:span text:style-name="T22"><text:s text:c="4"/></text:span><text:span text:style-name="T21">if</text:span><text:span text:style-name="T22"> Logic.IsBuildingStopped(_EntityID) </text:span><text:span text:style-name="T21">then</text:span></text:p><text:p><text:span text:style-name="T22"><text:s text:c="8"/></text:span><text:span text:style-name="T22">SetIcon(_WidgetID, {</text:span><text:span text:style-name="T26">4</text:span><text:span text:style-name="T22">, </text:span><text:span text:style-name="T26">12</text:span><text:span text:style-name="T22">});</text:span></text:p><text:p><text:span text:style-name="T22"><text:s text:c="4"/></text:span><text:span text:style-name="T21">end</text:span></text:p><text:p><text:span text:style-name="T21">end</text:span></text:p></draw:text-box></draw:frame>Dies ist die Funktion, die den Button steuert.</text:p>
      <text:p text:style-name="P4"/>
      <text:p text:style-name="P4"/>
      <text:h text:style-name="P24" text:outline-level="4">Funktionsaufruf</text:h>
      <text:p text:style-name="P39">Du kannst den Button ohne Position im Menü anbringen. Dann erscheint er an der ersten verfügbaren Position.</text:p>
      <text:p text:style-name="P42"><draw:frame text:anchor-type="paragraph" draw:z-index="5" draw:name="Form1_ 2" draw:style-name="gr1" draw:text-style-name="P49" svg:width="16.908cm" svg:height="1.828cm" svg:x="0.034cm" svg:y="-0.272cm"><draw:text-box><text:p><text:span text:style-name="T18">API.AddBuildingButton(</text:span></text:p><text:p><text:span text:style-name="T18"><text:s text:c="4"/></text:span><text:span text:style-name="T18">BuildingSingleStop_Action,</text:span></text:p><text:p><text:span text:style-name="T18"><text:s text:c="4"/></text:span><text:span text:style-name="T18">BuildingSingleStop_Tooltip,</text:span></text:p><text:p><text:span text:style-name="T18"><text:s text:c="4"/></text:span><text:span text:style-name="T18">BuildingSingleStop_Update</text:span></text:p><text:p><text:span text:style-name="T18">);</text:span></text:p></draw:text-box></draw:frame>Alternativ kannst Du die Position angeben.</text:p>
      <text:p text:style-name="P42">Das ist dann gut, wenn Dir nicht egal ist, wo der Button erscheint.</text:p>
      <text:p text:style-name="P42"><draw:frame text:anchor-type="paragraph" draw:z-index="4" draw:name="Form1_ 1" draw:style-name="gr2" draw:text-style-name="P49" svg:width="16.908cm" svg:height="2.213cm" svg:x="0.034cm" svg:y="-0.272cm"><draw:text-box><text:p><text:span text:style-name="T18">API.AddBuildingButtonAtPosition(</text:span></text:p><text:p text:style-name="P50"><text:span text:style-name="T20"><text:s text:c="4"/></text:span><text:span text:style-name="T20">355</text:span><text:span text:style-name="T18">, </text:span><text:span text:style-name="T20">168</text:span><text:span text:style-name="T18">,</text:span></text:p><text:p><text:span text:style-name="T18"><text:s text:c="4"/></text:span><text:span text:style-name="T18">BuildingSingleStop_Action,</text:span></text:p><text:p><text:span text:style-name="T18"><text:s text:c="4"/></text:span><text:span text:style-name="T18">BuildingSingleStop_Tooltip,</text:span></text:p><text:p><text:span text:style-name="T18"><text:s text:c="4"/></text:span><text:span text:style-name="T18">BuildingSingleStop_Update</text:span></text:p><text:p><text:span text:style-name="T18">);</text:span></text:p></draw:text-box></draw:frame>Die Position ist neben dem Belagerungsturm der Belagerungswaffenwerkstatt. Es wird kein anderer Button durch diesen Button verdeckt.</text:p>
      <text:h text:style-name="P22" text:outline-level="4">Action-Funktion</text:h>
      <text:p text:style-name="P45">Dies ist die Funktion, die beim Klick auf den Button ausgeführt wird.</text:p>
      <text:h text:style-name="P22" text:outline-level="4"/>
      <text:p text:style-name="P42"/>
      <text:p text:style-name="P42"/>
      <text:h text:style-name="P15" text:outline-level="1"><text:bookmark-start text:name="__RefHeading___Toc747_7724235471"/>Beispiel: <text:span text:style-name="T17">Ausbaustufen abreißen</text:span><text:bookmark-end text:name="__RefHeading___Toc747_7724235471"/></text:h>
      <text:p text:style-name="P47">Zwar kann man Gebäude ausbauen, aber den Ausbau nicht wieder zurücknehmen. Das folgende Beispiel implementiert den „Rückbau“ von Gebäuden. Der Spieler kann Ausbaustufen von Rohstoff- und Stadtgebäuden wieder abreißen.</text:p>
      <text:h text:style-name="P22" text:outline-level="4">Action-Funktion</text:h>
      <text:p text:style-name="P45">Dies ist die Funktion, die beim Klick auf den Button ausgeführt wird.</text:p>
      <text:p text:style-name="P2"><draw:frame text:anchor-type="paragraph" draw:z-index="6" draw:name="Form1_ 4" draw:style-name="gr5" draw:text-style-name="P49" svg:width="16.908cm" svg:height="4.321cm" svg:x="0.034cm" svg:y="-0.252cm"><draw:text-box><text:p><text:span text:style-name="T21">function</text:span><text:span text:style-name="T22"> </text:span><text:span text:style-name="T23">BuildingDowngrade_Action</text:span><text:span text:style-name="T22">(_WidgetID, _EntityID)</text:span></text:p><text:p><text:span text:style-name="T22"><text:s text:c="4"/></text:span><text:span text:style-name="T24">-- Gebäudestufe im globalen Skript abreißen</text:span></text:p><text:p><text:span text:style-name="T22"><text:s text:c="4"/></text:span><text:span text:style-name="T24">-- (Funktioniert nicht im Multiplayer!)</text:span></text:p><text:p><text:span text:style-name="T22"><text:s text:c="4"/></text:span><text:span text:style-name="T22">GUI.SendScriptCommand(</text:span><text:span text:style-name="T28">string.format</text:span><text:span text:style-name="T22">(</text:span><text:span text:style-name="T27">[[</text:span></text:p><text:p><text:span text:style-name="T27"><text:s text:c="8"/></text:span><text:span text:style-name="T27">local ID = %d;</text:span></text:p><text:p><text:span text:style-name="T27"><text:s text:c="8"/></text:span><text:span text:style-name="T27">local MaxHealth = Logic.GetEntityMaxHealth(ID);</text:span></text:p><text:p><text:span text:style-name="T27"><text:s text:c="8"/></text:span><text:span text:style-name="T27">local Health = Logic.GetEntityHealth(ID);</text:span></text:p><text:p><text:span text:style-name="T27"><text:s text:c="8"/></text:span><text:span text:style-name="T27">if Health &gt;= (MaxHealth - 200) then</text:span></text:p><text:p><text:span text:style-name="T27"><text:s text:c="12"/></text:span><text:span text:style-name="T27">Logic.HurtEntity(ID, Health - (MaxHealth - 200));</text:span></text:p><text:p><text:span text:style-name="T27"><text:s text:c="8"/></text:span><text:span text:style-name="T27">end</text:span></text:p><text:p><text:span text:style-name="T27"><text:s text:c="4"/></text:span><text:span text:style-name="T27">]]</text:span><text:span text:style-name="T22">, _EntityID));</text:span></text:p><text:p><text:span text:style-name="T21">end</text:span></text:p></draw:text-box></draw:frame>Alle Rohstoff- und Stadtgebäude haben 200, 400 und 600 Gesundheit – je nach Ausbaustufe. Du kannst das ausnutzen und so hässliche Ruinen der zerstörten Ausbaustufe vermeiden. Das Gebäude hat sofort wieder volle Gesundheit und es muss nicht repariert werden.</text:p>
      <text:h text:style-name="P22" text:outline-level="4"><text:span text:style-name="T12">T</text:span>ooltip-Funktion</text:h>
      <text:p text:style-name="P37">Dies ist die Funktion, die den <text:span text:style-name="T3">Tooltip</text:span> Text anzeigt.</text:p>
      <text:h text:style-name="P22" text:outline-level="4"><draw:frame text:anchor-type="paragraph" draw:z-index="7" draw:name="Form1_ 5" draw:style-name="gr4" draw:text-style-name="P49" svg:width="16.908cm" svg:height="3.252cm" svg:x="0.034cm" svg:y="-0.217cm"><draw:text-box><text:p><text:span text:style-name="T21">function</text:span><text:span text:style-name="T22"> </text:span><text:span text:style-name="T23">BuildingDowngrade_Tooltip</text:span><text:span text:style-name="T22">(_WidgetID, _EntityID)</text:span></text:p><text:p><text:span text:style-name="T22"><text:s text:c="4"/></text:span><text:span text:style-name="T24">-- Dies ist der Text des Tooltip.</text:span></text:p><text:p><text:span text:style-name="T22"><text:s text:c="4"/></text:span><text:span text:style-name="T21">local</text:span><text:span text:style-name="T22"> Title </text:span><text:span text:style-name="T26">=</text:span><text:span text:style-name="T22"> </text:span><text:span text:style-name="T27">"Gebäude zurückbauen"</text:span><text:span text:style-name="T22">;</text:span></text:p><text:p><text:span text:style-name="T22"><text:s text:c="4"/></text:span><text:span text:style-name="T21">local</text:span><text:span text:style-name="T22"> Text <text:s/></text:span><text:span text:style-name="T26">=</text:span><text:span text:style-name="T22"> </text:span><text:span text:style-name="T27">"- Eine Ausbaustufe wird zerstört {cr}- Der überschüssige "</text:span><text:span text:style-name="T26">..</text:span></text:p><text:p><text:span text:style-name="T22"><text:s text:c="18"/></text:span><text:span text:style-name="T27">" Siedler wird entlassen"</text:span><text:span text:style-name="T22">;</text:span></text:p><text:p><text:span text:style-name="T22"><text:s text:c="4"/></text:span><text:span text:style-name="T24">-- Dieser Text wird verwendet, wenn der Button deaktiviert ist.</text:span></text:p><text:p><text:span text:style-name="T22"><text:s text:c="4"/></text:span><text:span text:style-name="T24">-- (Wir verwenden hier einen Standardtext des Spiels.)</text:span></text:p><text:p><text:span text:style-name="T22"><text:s text:c="4"/></text:span><text:span text:style-name="T22">API.SetTooltipCosts(Title, Text, </text:span><text:span text:style-name="T27">"UI_ButtonDisabled/B_SiegeEngineWorkshop"</text:span><text:span text:style-name="T22">);</text:span></text:p><text:p><text:span text:style-name="T21">end</text:span></text:p></draw:text-box></draw:frame>Update-Funktion</text:h>
      <text:p text:style-name="P37"><draw:frame text:anchor-type="paragraph" draw:z-index="8" draw:name="Form1_ 6" draw:style-name="gr6" draw:text-style-name="P49" svg:width="16.908cm" svg:height="7.919cm" svg:x="0.086cm" svg:y="0.547cm"><draw:text-box><text:p><text:span text:style-name="T21">function</text:span><text:span text:style-name="T22"> </text:span><text:span text:style-name="T23">BuildingDowngrade_Update</text:span><text:span text:style-name="T22">(_WidgetID, _EntityID)</text:span></text:p><text:p><text:span text:style-name="T22"><text:s text:c="4"/></text:span><text:span text:style-name="T24">-- Unter diesen Umständen darf der Button nicht zu sehen sein</text:span></text:p><text:p><text:span text:style-name="T22"><text:s text:c="4"/></text:span><text:span text:style-name="T21">if</text:span><text:span text:style-name="T22"> (Logic.IsEntityInCategory(_EntityID, EntityCategories.OuterRimBuilding) </text:span><text:span text:style-name="T26">==</text:span><text:span text:style-name="T22"> </text:span><text:span text:style-name="T26">0</text:span></text:p><text:p><text:span text:style-name="T22"><text:s text:c="8"/></text:span><text:span text:style-name="T25">and</text:span><text:span text:style-name="T22"> Logic.IsEntityInCategory(_EntityID, EntityCategories.CityBuilding) </text:span><text:span text:style-name="T26">==</text:span><text:span text:style-name="T22"> </text:span><text:span text:style-name="T26">0</text:span><text:span text:style-name="T22">)</text:span></text:p><text:p><text:span text:style-name="T22"><text:s text:c="4"/></text:span><text:span text:style-name="T25">or</text:span><text:span text:style-name="T22"> Logic.IsConstructionComplete(_EntityID) </text:span><text:span text:style-name="T26">==</text:span><text:span text:style-name="T22"> </text:span><text:span text:style-name="T26">0</text:span></text:p><text:p><text:span text:style-name="T22"><text:s text:c="4"/></text:span><text:span text:style-name="T25">or</text:span><text:span text:style-name="T22"> Logic.GetUpgradeLevel(_EntityID) </text:span><text:span text:style-name="T26">==</text:span><text:span text:style-name="T22"> </text:span><text:span text:style-name="T26">0</text:span><text:span text:style-name="T22"> </text:span><text:span text:style-name="T21">then</text:span></text:p><text:p><text:span text:style-name="T22"><text:s text:c="8"/></text:span><text:span text:style-name="T22">XGUIEng.ShowWidget(_WidgetID, </text:span><text:span text:style-name="T26">0</text:span><text:span text:style-name="T22">);</text:span></text:p><text:p><text:span text:style-name="T22"><text:s text:c="4"/></text:span><text:span text:style-name="T21">else</text:span></text:p><text:p><text:span text:style-name="T22"><text:s text:c="8"/></text:span><text:span text:style-name="T22">XGUIEng.ShowWidget(_WidgetID, </text:span><text:span text:style-name="T26">1</text:span><text:span text:style-name="T22">);</text:span></text:p><text:p><text:span text:style-name="T22"><text:s text:c="4"/></text:span><text:span text:style-name="T21">end</text:span></text:p><text:p><text:span text:style-name="T22"><text:s text:c="4"/></text:span><text:span text:style-name="T24">-- Unter diesen Umständen darf der Button nicht klickbar sein</text:span></text:p><text:p><text:span text:style-name="T22"><text:s text:c="4"/></text:span><text:span text:style-name="T21">if</text:span><text:span text:style-name="T22"> Logic.GetEntityMaxHealth(_EntityID) </text:span><text:span text:style-name="T26">&gt;</text:span><text:span text:style-name="T22"> Logic.GetEntityHealth(_EntityID)</text:span></text:p><text:p><text:span text:style-name="T22"><text:s text:c="4"/></text:span><text:span text:style-name="T25">or</text:span><text:span text:style-name="T22"> Logic.IsBuildingBeingUpgraded(_EntityID)</text:span></text:p><text:p><text:span text:style-name="T22"><text:s text:c="4"/></text:span><text:span text:style-name="T25">or</text:span><text:span text:style-name="T22"> Logic.IsBuildingBeingKnockedDown(_EntityID)</text:span></text:p><text:p><text:span text:style-name="T22"><text:s text:c="4"/></text:span><text:span text:style-name="T25">or</text:span><text:span text:style-name="T22"> Logic.IsBurning(_EntityID) </text:span><text:span text:style-name="T21">then</text:span></text:p><text:p><text:span text:style-name="T22"><text:s text:c="8"/></text:span><text:span text:style-name="T22">XGUIEng.DisableButton(_WidgetID, </text:span><text:span text:style-name="T26">1</text:span><text:span text:style-name="T22">);</text:span></text:p><text:p><text:span text:style-name="T22"><text:s text:c="4"/></text:span><text:span text:style-name="T21">else</text:span></text:p><text:p><text:span text:style-name="T22"><text:s text:c="8"/></text:span><text:span text:style-name="T22">XGUIEng.DisableButton(_WidgetID, </text:span><text:span text:style-name="T26">0</text:span><text:span text:style-name="T22">);</text:span></text:p><text:p><text:span text:style-name="T22"><text:s text:c="4"/></text:span><text:span text:style-name="T21">end</text:span></text:p><text:p><text:span text:style-name="T22"><text:s text:c="4"/></text:span><text:span text:style-name="T24">-- Icon setzen</text:span></text:p><text:p><text:span text:style-name="T22"><text:s text:c="4"/></text:span><text:span text:style-name="T22">SetIcon(_WidgetID, {</text:span><text:span text:style-name="T26">3</text:span><text:span text:style-name="T22">, </text:span><text:span text:style-name="T26">15</text:span><text:span text:style-name="T22">});</text:span></text:p><text:p><text:span text:style-name="T21">end</text:span></text:p></draw:text-box></draw:frame>Dies ist die Funktion, die den Button steuert.</text:p>
      <text:h text:style-name="P25" text:outline-level="4">Funktionsaufruf</text:h>
      <text:p text:style-name="P40">Du kannst den Button ohne Position im Menü anbringen. Dann erscheint er an der ersten verfügbaren Position.</text:p>
      <text:p text:style-name="P48"><draw:frame text:anchor-type="paragraph" draw:z-index="10" draw:name="Form1_ 7" draw:style-name="gr1" draw:text-style-name="P49" svg:width="16.908cm" svg:height="1.828cm" svg:x="0.034cm" svg:y="-0.272cm"><draw:text-box><text:p><text:span text:style-name="T18">API.AddBuildingButton(</text:span></text:p><text:p><text:span text:style-name="T18"><text:s text:c="4"/></text:span><text:span text:style-name="T18">BuildingDowngrade_Action,</text:span></text:p><text:p><text:span text:style-name="T18"><text:s text:c="4"/></text:span><text:span text:style-name="T18">BuildingDowngrade_Tooltip,</text:span></text:p><text:p><text:span text:style-name="T18"><text:s text:c="4"/></text:span><text:span text:style-name="T18">BuildingDowngrade_Update</text:span></text:p><text:p><text:span text:style-name="T18">);</text:span></text:p></draw:text-box></draw:frame>Natürlich kannst Du auch hier die Position bestimmen.</text:p>
      <text:p text:style-name="P43"><draw:frame text:anchor-type="paragraph" draw:z-index="9" draw:name="Form1_ 3" draw:style-name="gr2" draw:text-style-name="P49" svg:width="16.908cm" svg:height="2.213cm" svg:x="0.034cm" svg:y="-0.272cm"><draw:text-box><text:p><text:span text:style-name="T18">API.AddBuildingButtonAtPosition(</text:span></text:p><text:p text:style-name="P50"><text:span text:style-name="T20"><text:s text:c="4"/></text:span><text:span text:style-name="T20">215</text:span><text:span text:style-name="T18">, </text:span><text:span text:style-name="T20">62</text:span><text:span text:style-name="T18">,</text:span></text:p><text:p><text:span text:style-name="T18"><text:s text:c="4"/></text:span><text:span text:style-name="T18">BuildingDowngrade_Action,</text:span></text:p><text:p><text:span text:style-name="T18"><text:s text:c="4"/></text:span><text:span text:style-name="T18">BuildingDowngrade_Tooltip,</text:span></text:p><text:p><text:span text:style-name="T18"><text:s text:c="4"/></text:span><text:span text:style-name="T18">BuildingDowngrade_Update</text:span></text:p><text:p><text:span text:style-name="T18">);</text:span></text:p></draw:text-box></draw:frame>Die Position ist neben dem <text:span text:style-name="T13">Upgrade-Button</text:span>. <text:span text:style-name="T13">Passt thematisch ganz gut zusammen.</text:span></text:p>
      <text:p text:style-name="P43"/>
      <text:p text:style-name="P43"/>
      <text:h text:style-name="P16" text:outline-level="1"><text:bookmark-start text:name="__RefHeading___Toc747_77242354711"/>Beispiel: <text:span text:style-name="T14">Söldner in der Burg</text:span><text:bookmark-end text:name="__RefHeading___Toc747_77242354711"/></text:h>
      <text:p text:style-name="P48">Ein komplexeres Beispiel gefällig? Ja?</text:p>
      <text:p text:style-name="P48">Hier werden Söldner in der Burg angeboten, sobald diese einmal ausgebaut wurde.</text:p>
      <text:h text:style-name="P23" text:outline-level="4">Action-Funktion</text:h>
      <text:p text:style-name="P46">Dies ist die Funktion, die beim Klick auf den Button ausgeführt wird.</text:p>
      <text:h text:style-name="P23" text:outline-level="4"><draw:frame text:anchor-type="paragraph" draw:z-index="11" draw:name="Form1_ 8" draw:style-name="gr5" draw:text-style-name="P49" svg:width="16.908cm" svg:height="13.316cm" svg:x="0.034cm" svg:y="-0.298cm"><draw:text-box><text:p><text:span text:style-name="T21">function</text:span><text:span text:style-name="T22"> </text:span><text:span text:style-name="T23">BuildingMeleeMercenary_Action</text:span><text:span text:style-name="T22">(_WidgetID, _EntityID)</text:span></text:p><text:p><text:span text:style-name="T22"><text:s text:c="4"/></text:span><text:span text:style-name="T24">-- Wir verwenden die Basispreise und machen sie teurer.</text:span></text:p><text:p><text:span text:style-name="T22"><text:s text:c="4"/></text:span><text:span text:style-name="T24">-- Dafür bleibt der Preis stabil.</text:span></text:p><text:p><text:span text:style-name="T22"><text:s text:c="4"/></text:span><text:span text:style-name="T21">local</text:span><text:span text:style-name="T22"> Type </text:span><text:span text:style-name="T26">=</text:span><text:span text:style-name="T22"> Entities.U_MilitaryBandit_Melee_NE;</text:span></text:p><text:p><text:span text:style-name="T22"><text:s text:c="4"/></text:span><text:span text:style-name="T21">local</text:span><text:span text:style-name="T22"> Price </text:span><text:span text:style-name="T26">=</text:span><text:span text:style-name="T22"> MerchantSystem.BasePrices[Type] </text:span><text:span text:style-name="T26">*</text:span><text:span text:style-name="T22"> </text:span><text:span text:style-name="T26">3</text:span><text:span text:style-name="T22">;</text:span></text:p><text:p><text:span text:style-name="T22"/></text:p><text:p><text:span text:style-name="T22"><text:s text:c="4"/></text:span><text:span text:style-name="T24">-- Gold des Spielers prüfen</text:span></text:p><text:p><text:span text:style-name="T22"><text:s text:c="4"/></text:span><text:span text:style-name="T24">-- (Wir verwenden Standardtexte für die Meldung.)</text:span></text:p><text:p><text:span text:style-name="T22"><text:s text:c="4"/></text:span><text:span text:style-name="T21">if</text:span><text:span text:style-name="T22"> GetPlayerResources(Goods.G_Gold, GUI.GetPlayerID()) </text:span><text:span text:style-name="T26">&lt;</text:span><text:span text:style-name="T22"> Price </text:span><text:span text:style-name="T21">then</text:span></text:p><text:p><text:span text:style-name="T22"><text:s text:c="8"/></text:span><text:span text:style-name="T21">local</text:span><text:span text:style-name="T22"> TextKey </text:span><text:span text:style-name="T26">=</text:span><text:span text:style-name="T22"> </text:span><text:span text:style-name="T27">"Feedback_TextLines/TextLine_NotEnough_G_Gold"</text:span><text:span text:style-name="T22">;</text:span></text:p><text:p><text:span text:style-name="T22"><text:s text:c="8"/></text:span><text:span text:style-name="T21">local</text:span><text:span text:style-name="T22"> TextMsg </text:span><text:span text:style-name="T26">=</text:span><text:span text:style-name="T22"> XGUIEng.GetStringTableText(TextKey);</text:span></text:p><text:p><text:span text:style-name="T22"><text:s text:c="8"/></text:span><text:span text:style-name="T22">API.Message(TextMsg);</text:span></text:p><text:p><text:span text:style-name="T22"><text:s text:c="8"/></text:span><text:span text:style-name="T21">return</text:span><text:span text:style-name="T22">;</text:span></text:p><text:p><text:span text:style-name="T22"><text:s text:c="4"/></text:span><text:span text:style-name="T21">end</text:span></text:p><text:p><text:span text:style-name="T22"><text:s text:c="4"/></text:span><text:span text:style-name="T24">-- Soldatenanzahl prüfen</text:span></text:p><text:p><text:span text:style-name="T22"><text:s text:c="4"/></text:span><text:span text:style-name="T24">-- (Wir verwenden Standardtexte für die Meldung.)</text:span></text:p><text:p><text:span text:style-name="T22"><text:s text:c="4"/></text:span><text:span text:style-name="T21">local</text:span><text:span text:style-name="T22"> SoldierNow </text:span><text:span text:style-name="T26">=</text:span><text:span text:style-name="T22"> Logic.GetCurrentSoldierCount(GUI.GetPlayerID());</text:span></text:p><text:p><text:span text:style-name="T22"><text:s text:c="4"/></text:span><text:span text:style-name="T21">local</text:span><text:span text:style-name="T22"> SoldierMax </text:span><text:span text:style-name="T26">=</text:span><text:span text:style-name="T22"> Logic.GetCurrentSoldierLimit(GUI.GetPlayerID());</text:span></text:p><text:p><text:span text:style-name="T22"><text:s text:c="4"/></text:span><text:span text:style-name="T21">if</text:span><text:span text:style-name="T22"> SoldierNow </text:span><text:span text:style-name="T26">&gt;</text:span><text:span text:style-name="T22"> SoldierMax</text:span><text:span text:style-name="T26">-3</text:span><text:span text:style-name="T22"> </text:span><text:span text:style-name="T21">then</text:span></text:p><text:p><text:span text:style-name="T22"><text:s text:c="8"/></text:span><text:span text:style-name="T21">local</text:span><text:span text:style-name="T22"> TextKey </text:span><text:span text:style-name="T26">=</text:span><text:span text:style-name="T22"> </text:span><text:span text:style-name="T27">"Feedback_TextLines/TextLine_NotEnoughRoomToBuyMilitary"</text:span><text:span text:style-name="T22">;</text:span></text:p><text:p><text:span text:style-name="T22"><text:s text:c="8"/></text:span><text:span text:style-name="T21">local</text:span><text:span text:style-name="T22"> TextMsg </text:span><text:span text:style-name="T26">=</text:span><text:span text:style-name="T22"> XGUIEng.GetStringTableText(TextKey);</text:span></text:p><text:p><text:span text:style-name="T22"><text:s text:c="8"/></text:span><text:span text:style-name="T22">API.Message(TextMsg);</text:span></text:p><text:p><text:span text:style-name="T22"><text:s text:c="8"/></text:span><text:span text:style-name="T21">return</text:span><text:span text:style-name="T22">;</text:span></text:p><text:p><text:span text:style-name="T22"><text:s text:c="4"/></text:span><text:span text:style-name="T21">end</text:span></text:p><text:p><text:span text:style-name="T22"/></text:p><text:p><text:span text:style-name="T22"><text:s text:c="4"/></text:span><text:span text:style-name="T24">-- Einheit als Script Command erzeugen</text:span></text:p><text:p><text:span text:style-name="T22"><text:s text:c="4"/></text:span><text:span text:style-name="T24">-- (Funktioniert nicht im Multiplayer!)</text:span></text:p><text:p><text:span text:style-name="T22"><text:s text:c="4"/></text:span><text:span text:style-name="T22">API.Play2DSound(</text:span><text:span text:style-name="T27">"ui/menu_left_gold_pay"</text:span><text:span text:style-name="T22">);</text:span></text:p><text:p><text:span text:style-name="T22"><text:s text:c="4"/></text:span><text:span text:style-name="T22">GUI.SendScriptCommand(</text:span><text:span text:style-name="T28">string.format</text:span><text:span text:style-name="T22">(</text:span><text:span text:style-name="T27">[[</text:span></text:p><text:p><text:span text:style-name="T27"><text:s text:c="8"/></text:span><text:span text:style-name="T27">local ID = %d;</text:span></text:p><text:p><text:span text:style-name="T27"><text:s text:c="8"/></text:span><text:span text:style-name="T27">local PlayerID = %d;</text:span></text:p><text:p><text:span text:style-name="T27"><text:s text:c="8"/></text:span><text:span text:style-name="T27">local Orientation = Logic.GetEntityOrientation(ID) -90;</text:span></text:p><text:p><text:span text:style-name="T27"><text:s text:c="8"/></text:span><text:span text:style-name="T27">local x,y = Logic.GetBuildingApproachPosition(ID);</text:span></text:p><text:p><text:span text:style-name="T27"><text:s text:c="8"/></text:span><text:span text:style-name="T27">Logic.CreateBattalion(%d, x, y, Orientation, PlayerID, 3);</text:span></text:p><text:p><text:span text:style-name="T27"><text:s text:c="8"/></text:span><text:span text:style-name="T27">AddGood(Goods.G_Gold, (-1) * %d, PlayerID);</text:span></text:p><text:p><text:span text:style-name="T27"><text:s text:c="4"/></text:span><text:span text:style-name="T27">]]</text:span><text:span text:style-name="T22">, _EntityID, GUI.GetPlayerID(), Type, Price))</text:span></text:p><text:p><text:span text:style-name="T21">end</text:span></text:p></draw:text-box></draw:frame><text:span text:style-name="T12">T</text:span>ooltip-Funktion</text:h>
      <text:p text:style-name="P38">Dies ist die Funktion, die den <text:span text:style-name="T3">Tooltip</text:span> Text anzeigt.</text:p>
      <text:p text:style-name="P30"><draw:frame text:anchor-type="paragraph" draw:z-index="12" draw:name="Form1_ 9" draw:style-name="gr4" draw:text-style-name="P49" svg:width="16.908cm" svg:height="5.04cm" svg:x="0.034cm" svg:y="-0.196cm"><draw:text-box><text:p><text:span text:style-name="T21">function</text:span><text:span text:style-name="T22"> </text:span><text:span text:style-name="T23">BuildingMeleeMercenary_Tooltip</text:span><text:span text:style-name="T22">(_WidgetID, _EntityID)</text:span></text:p><text:p><text:span text:style-name="T22"><text:s text:c="4"/></text:span><text:span text:style-name="T24">-- Wir verwenden die Basispreise und machen sie teurer.</text:span></text:p><text:p><text:span text:style-name="T22"><text:s text:c="4"/></text:span><text:span text:style-name="T24">-- Dafür bleibt der Preis stabil.</text:span></text:p><text:p><text:span text:style-name="T22"><text:s text:c="4"/></text:span><text:span text:style-name="T21">local</text:span><text:span text:style-name="T22"> Type </text:span><text:span text:style-name="T26">=</text:span><text:span text:style-name="T22"> Entities.U_MilitaryBandit_Melee_NE;</text:span></text:p><text:p><text:span text:style-name="T22"><text:s text:c="4"/></text:span><text:span text:style-name="T21">local</text:span><text:span text:style-name="T22"> Price </text:span><text:span text:style-name="T26">=</text:span><text:span text:style-name="T22"> MerchantSystem.BasePrices[Type] </text:span><text:span text:style-name="T26">*</text:span><text:span text:style-name="T22"> </text:span><text:span text:style-name="T26">3</text:span><text:span text:style-name="T22">;</text:span></text:p><text:p><text:span text:style-name="T22"><text:s text:c="4"/></text:span><text:span text:style-name="T24">-- Dies ist der Text des Tooltip.</text:span></text:p><text:p><text:span text:style-name="T22"><text:s text:c="4"/></text:span><text:span text:style-name="T24">-- (Wir verwenden die Standardtexte für den Söldnerkauf.)</text:span></text:p><text:p><text:span text:style-name="T22"><text:s text:c="4"/></text:span><text:span text:style-name="T22">API.SetTooltipCosts(</text:span></text:p><text:p><text:span text:style-name="T22"><text:s text:c="8"/></text:span><text:span text:style-name="T27">"UI_ObjectNames/HireMercenaries"</text:span><text:span text:style-name="T22">,</text:span></text:p><text:p><text:span text:style-name="T22"><text:s text:c="8"/></text:span><text:span text:style-name="T27">"UI_ObjectDescription/HireMercenaries"</text:span><text:span text:style-name="T22">,</text:span></text:p><text:p><text:span text:style-name="T22"><text:s text:c="8"/></text:span><text:span text:style-name="T27">"UI_ButtonDisabled/B_SiegeEngineWorkshop"</text:span><text:span text:style-name="T22">,</text:span></text:p><text:p><text:span text:style-name="T22"><text:s text:c="8"/></text:span><text:span text:style-name="T22">{Goods.G_Gold, Price}</text:span></text:p><text:p><text:span text:style-name="T22"><text:s text:c="4"/></text:span><text:span text:style-name="T22">);</text:span></text:p><text:p><text:span text:style-name="T21">end</text:span></text:p></draw:text-box></draw:frame></text:p>
      <text:h text:style-name="P23" text:outline-level="4"><text:soft-page-break/>Update-Funktion</text:h>
      <text:p text:style-name="P38">Dies ist die Funktion, die den Button steuert.</text:p>
      <text:p text:style-name="P32"><draw:frame text:anchor-type="paragraph" draw:z-index="13" draw:name="Form1_ 11" draw:style-name="gr3" draw:text-style-name="P49" svg:width="16.908cm" svg:height="3.971cm" svg:x="0.086cm" svg:y="-0.259cm"><draw:text-box><text:p><text:span text:style-name="T21">function</text:span><text:span text:style-name="T22"> </text:span><text:span text:style-name="T23">BuildingMeleeMercenary_Update</text:span><text:span text:style-name="T22">(_WidgetID, _EntityID)</text:span></text:p><text:p><text:span text:style-name="T22"><text:s text:c="4"/></text:span><text:span text:style-name="T24">-- Unter diesen Umständen darf der Button nicht klickbar sein</text:span></text:p><text:p><text:span text:style-name="T22"><text:s text:c="4"/></text:span><text:span text:style-name="T21">if</text:span><text:span text:style-name="T22"> Logic.IsBuildingBeingUpgraded(_EntityID)</text:span></text:p><text:p><text:span text:style-name="T22"><text:s text:c="4"/></text:span><text:span text:style-name="T25">or</text:span><text:span text:style-name="T22"> Logic.GetUpgradeLevel(_EntityID) </text:span><text:span text:style-name="T26">&lt;</text:span><text:span text:style-name="T22"> </text:span><text:span text:style-name="T26">1</text:span><text:span text:style-name="T22"> </text:span><text:span text:style-name="T21">then</text:span></text:p><text:p><text:span text:style-name="T22"><text:s text:c="8"/></text:span><text:span text:style-name="T22">XGUIEng.DisableButton(_WidgetID, </text:span><text:span text:style-name="T26">1</text:span><text:span text:style-name="T22">);</text:span></text:p><text:p><text:span text:style-name="T22"><text:s text:c="4"/></text:span><text:span text:style-name="T21">else</text:span></text:p><text:p><text:span text:style-name="T22"><text:s text:c="8"/></text:span><text:span text:style-name="T22">XGUIEng.DisableButton(_WidgetID, </text:span><text:span text:style-name="T26">0</text:span><text:span text:style-name="T22">);</text:span></text:p><text:p><text:span text:style-name="T22"><text:s text:c="4"/></text:span><text:span text:style-name="T21">end</text:span></text:p><text:p><text:span text:style-name="T22"><text:s text:c="4"/></text:span><text:span text:style-name="T24">-- Icon setzen (Axtkämpfer Icon)</text:span></text:p><text:p><text:span text:style-name="T22"><text:s text:c="4"/></text:span><text:span text:style-name="T22">SetIcon(_WidgetID, {</text:span><text:span text:style-name="T26">9</text:span><text:span text:style-name="T22">, </text:span><text:span text:style-name="T26">13</text:span><text:span text:style-name="T22">});</text:span></text:p><text:p><text:span text:style-name="T21">end</text:span></text:p></draw:text-box></draw:frame>Da dieser Button nur für die Burg angezeigt wird, entfallen einige Prüfungen.</text:p>
      <text:h text:style-name="P26" text:outline-level="4">Funktionsaufruf</text:h>
      <text:p text:style-name="P41">Du kannst den Button ohne Position im Menü anbringen. Dann erscheint er an der ersten verfügbaren Position.</text:p>
      <text:p text:style-name="P41"><text:span text:style-name="T14">Der Button soll nur in der Burg zusehen sein. Daher verwendest Du die Funktion für spezielle Gebäudetypen. Der Button kann </text:span><text:span text:style-name="T16">auch hier </text:span><text:span text:style-name="T14">automatisch positioniert werden.</text:span></text:p>
      <text:p text:style-name="P48"><draw:frame text:anchor-type="paragraph" draw:z-index="15" draw:name="Form1_ 12" draw:style-name="gr1" draw:text-style-name="P49" svg:width="16.908cm" svg:height="2.521cm" svg:x="0.034cm" svg:y="-0.272cm"><draw:text-box><text:p><text:span text:style-name="T18">API.AddBuildingButtonByType(</text:span></text:p><text:p><text:span text:style-name="T18"><text:s text:c="4"/></text:span><text:span text:style-name="T19">-- Der Typ der Burg muss ggf. angepasst werden</text:span></text:p><text:p><text:span text:style-name="T18"><text:s text:c="4"/></text:span><text:span text:style-name="T18">Entities.B_Castle_ME,</text:span></text:p><text:p><text:span text:style-name="T18"><text:s text:c="4"/></text:span><text:span text:style-name="T18">BuildingMeleeMercenary_Action,</text:span></text:p><text:p><text:span text:style-name="T18"><text:s text:c="4"/></text:span><text:span text:style-name="T18">BuildingMeleeMercenary_Tooltip,</text:span></text:p><text:p><text:span text:style-name="T18"><text:s text:c="4"/></text:span><text:span text:style-name="T18">BuildingMeleeMercenary_Update</text:span></text:p><text:p><text:span text:style-name="T18">);</text:span></text:p></draw:text-box></draw:frame>Natürlich gibt es auch ein Gegenstück mit Positionsangabe.</text:p>
      <text:p text:style-name="P44"><draw:frame text:anchor-type="paragraph" draw:z-index="14" draw:name="Form1_ 10" draw:style-name="gr2" draw:text-style-name="P49" svg:width="16.908cm" svg:height="2.881cm" svg:x="0.034cm" svg:y="-0.272cm"><draw:text-box><text:p><text:span text:style-name="T18">API.AddBuildingButtonByTypeAtPosition(</text:span></text:p><text:p><text:span text:style-name="T18"><text:s text:c="4"/></text:span><text:span text:style-name="T19">-- Der Typ der Burg muss ggf. angepasst werden</text:span></text:p><text:p><text:span text:style-name="T18"><text:s text:c="4"/></text:span><text:span text:style-name="T18">Entities.B_Castle_ME,</text:span></text:p><text:p text:style-name="P50"><text:span text:style-name="T20"><text:s text:c="4"/></text:span><text:span text:style-name="T20">300</text:span><text:span text:style-name="T18">,</text:span><text:span text:style-name="T20"> 168</text:span><text:span text:style-name="T18">,</text:span></text:p><text:p><text:span text:style-name="T18"><text:s text:c="4"/></text:span><text:span text:style-name="T18">BuildingDowngrade_Action,</text:span></text:p><text:p><text:span text:style-name="T18"><text:s text:c="4"/></text:span><text:span text:style-name="T18">BuildingDowngrade_Tooltip,</text:span></text:p><text:p><text:span text:style-name="T18"><text:s text:c="4"/></text:span><text:span text:style-name="T18">BuildingDowngrade_Update</text:span></text:p><text:p><text:span text:style-name="T18">);</text:span></text:p></draw:text-box></draw:frame>Die Position ist neben dem <text:span text:style-name="T14">Button des Diebes</text:span>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5597db"/>
    </style:style>
    <style:style style:name="MT2" style:family="text">
      <style:text-properties officeooo:rsid="003bf3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Zusätzliche </text:span><text:span text:style-name="MT2">Gebäudeschalter</text:span><text:tab/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25T00:22:02.960000000</dc:date>
    <meta:editing-duration>PT8H1M11S</meta:editing-duration>
    <meta:editing-cycles>70</meta:editing-cycles>
    <meta:generator>LibreOffice/7.4.3.2$Windows_X86_64 LibreOffice_project/1048a8393ae2eeec98dff31b5c133c5f1d08b890</meta:generator>
    <meta:document-statistic meta:table-count="0" meta:image-count="0" meta:object-count="0" meta:page-count="8" meta:paragraph-count="83" meta:word-count="595" meta:character-count="4275" meta:non-whitespace-character-count="3767"/>
  </office:meta>
</office:document-meta>
</file>